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770000009204B7738E.png" manifest:media-type="image/png"/>
  <manifest:file-entry manifest:full-path="Pictures/100000000000007700000066DACDFFF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23cm" table:align="left" style:writing-mode="lr-tb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ffdab9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Heading_20_1">
      <loext:graphic-properties draw:fill-gradient-name="gradient" draw:fill-hatch-name="hatch"/>
      <style:paragraph-properties fo:margin-top="0.499cm" fo:margin-bottom="0.101cm" style:contextual-spacing="false"/>
      <style:text-properties fo:color="#0000cd" loext:opacity="100%" officeooo:paragraph-rsid="0011d5f4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style:font-name="Calibri" fo:font-size="10pt" style:text-underline-style="none" officeooo:paragraph-rsid="0011d5f4" fo:background-color="transparent" style:font-name-asian="Microsoft YaHei" style:font-size-asian="10pt" style:font-name-complex="Calibri" style:font-size-complex="10pt"/>
    </style:style>
    <style:style style:name="P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start" style:justify-single-word="false" style:snap-to-layout-grid="false"/>
      <style:text-properties style:font-name="Calibri" fo:font-size="10pt" style:text-underline-style="none" officeooo:rsid="00166abe" officeooo:paragraph-rsid="00166abe" fo:background-color="transparent" style:font-name-asian="Microsoft YaHei" style:font-size-asian="10pt" style:font-name-complex="Calibri" style:font-size-complex="10pt"/>
    </style:style>
    <style:style style:name="P4" style:family="paragraph" style:parent-style-name="Text_20_body" style:list-style-name="L1">
      <style:paragraph-properties fo:margin-top="0cm" fo:margin-bottom="0.298cm" style:contextual-spacing="false"/>
      <style:text-properties officeooo:paragraph-rsid="0015592a"/>
    </style:style>
    <style:style style:name="P5" style:family="paragraph" style:parent-style-name="Text_20_body">
      <style:paragraph-properties fo:margin-top="0cm" fo:margin-bottom="0.298cm" style:contextual-spacing="false"/>
      <style:text-properties officeooo:paragraph-rsid="0015592a"/>
    </style:style>
    <style:style style:name="P6" style:family="paragraph" style:parent-style-name="Text_20_body" style:list-style-name="L1">
      <style:paragraph-properties fo:margin-top="0cm" fo:margin-bottom="0.298cm" style:contextual-spacing="false"/>
      <style:text-properties officeooo:paragraph-rsid="0016046b"/>
    </style:style>
    <style:style style:name="T1" style:family="text">
      <style:text-properties style:text-outline="true" fo:text-shadow="1pt 1pt"/>
    </style:style>
    <style:style style:name="T2" style:family="text">
      <style:text-properties style:text-outline="true" fo:text-shadow="1pt 1pt" officeooo:rsid="000f6a7b"/>
    </style:style>
    <style:style style:name="T3" style:family="text">
      <style:text-properties style:font-name="Calibri" style:text-underline-style="none" fo:font-weight="normal" style:font-weight-asian="normal" style:font-weight-complex="normal"/>
    </style:style>
    <style:style style:name="T4" style:family="text">
      <style:text-properties style:font-name="Calibri" style:text-underline-style="none" fo:font-weight="normal" officeooo:rsid="00130bb1" style:font-weight-asian="normal" style:font-weight-complex="normal"/>
    </style:style>
    <style:style style:name="T5" style:family="text">
      <style:text-properties style:font-name="Calibri" style:text-underline-style="none" fo:font-weight="normal" officeooo:rsid="0015592a" style:font-weight-asian="normal" style:font-weight-complex="normal"/>
    </style:style>
    <style:style style:name="T6" style:family="text">
      <style:text-properties style:font-name="Calibri" style:text-underline-style="none" fo:font-weight="normal" officeooo:rsid="0016046b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946_4179653818"/><text:span text:style-name="T1">Practica </text:span><text:span text:style-name="T2">Docker 2. Ejecutando y gestionando contenedores<text:line-break/></text:span><text:bookmark-end text:name="__RefHeading___Toc3946_4179653818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Daniel</text:p>
          </table:table-cell>
          <table:table-cell table:style-name="Tabla1.A1" office:value-type="string">
            <text:p text:style-name="P2">Curso</text:p>
          </table:table-cell>
          <table:table-cell table:style-name="Tabla1.D1" office:value-type="string">
            <text:p text:style-name="P3">1ºDAW</text:p>
          </table:table-cell>
        </table:table-row>
        <table:table-row table:style-name="Tabla1.1">
          <table:table-cell table:style-name="Tabla1.A2" office:value-type="string">
            <text:p text:style-name="P2">Apellidos</text:p>
          </table:table-cell>
          <table:table-cell table:style-name="Tabla1.A2" office:value-type="string">
            <text:p text:style-name="P3">Santana Bueno</text:p>
          </table:table-cell>
          <table:table-cell table:style-name="Tabla1.A2" office:value-type="string">
            <text:p text:style-name="P2">Fecha</text:p>
          </table:table-cell>
          <table:table-cell table:style-name="Tabla1.D2" office:value-type="string">
            <text:p text:style-name="P3">16/01/2026</text:p>
          </table:table-cell>
        </table:table-row>
      </table:table>
      <text:h text:style-name="Heading_20_1" text:outline-level="1"><text:bookmark-start text:name="__RefHeading___Toc3974_4179653818"/>Ejercicios <text:bookmark-end text:name="__RefHeading___Toc3974_4179653818"/></text:h>
      <text:list text:style-name="L1">
        <text:list-item>
          <text:p text:style-name="P4"><text:span text:style-name="T3">R</text:span><text:span text:style-name="T4">ealiza en tu ordenador los ejemplos </text:span><text:span text:style-name="Strong_20_Emphasis"><text:span text:style-name="T4">1 al </text:span></text:span><text:span text:style-name="Strong_20_Emphasis"><text:span text:style-name="T5">5 sobre ejecución de contenedores con run</text:span></text:span></text:p>
        </text:list-item>
      </text:list>
      <text:p text:style-name="P5"><text:span text:style-name="Strong_20_Emphasis"><text:span text:style-name="T5"/></text:span></text:p>
      <text:list text:continue-numbering="true" text:style-name="L1">
        <text:list-item>
          <text:p text:style-name="P4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</text:span></text:span><text:span text:style-name="Strong_20_Emphasis"><text:span text:style-name="T4">l ejempl</text:span></text:span><text:span text:style-name="Strong_20_Emphasis"><text:span text:style-name="T5">o 7 sobre Ejecución de servicios. Puertos y variables de entorno</text:span></text:span></text:p>
        </text:list-item>
      </text:list>
      <text:p text:style-name="P5"><text:span text:style-name="Strong_20_Emphasis"><text:span text:style-name="T5"/></text:span></text:p>
      <text:list text:continue-numbering="true" text:style-name="L1">
        <text:list-item>
          <text:p text:style-name="P4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</text:span></text:span><text:span text:style-name="Strong_20_Emphasis"><text:span text:style-name="T4">l ejempl</text:span></text:span><text:span text:style-name="Strong_20_Emphasis"><text:span text:style-name="T5">o 8 sobre nombres de los contenedores</text:span></text:span></text:p>
        </text:list-item>
        <text:list-item>
          <text:p text:style-name="P6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l</text:span></text:span><text:span text:style-name="Strong_20_Emphasis"><text:span text:style-name="T4"> ejempl</text:span></text:span><text:span text:style-name="Strong_20_Emphasis"><text:span text:style-name="T5">o 6 sobre los flags -it </text:span></text:span><text:span text:style-name="Strong_20_Emphasis"><text:span text:style-name="T6">(OJO ESTE va Despues del 8)</text:span></text:span></text:p>
        </text:list-item>
        <text:list-item>
          <text:p text:style-name="P4"><text:span text:style-name="Strong_20_Emphasis"><text:span text:style-name="T5">R</text:span></text:span><text:span text:style-name="Strong_20_Emphasis"><text:span text:style-name="T4">ealiza en tu ordenador l</text:span></text:span><text:span text:style-name="Strong_20_Emphasis"><text:span text:style-name="T5">os</text:span></text:span><text:span text:style-name="Strong_20_Emphasis"><text:span text:style-name="T4"> ejempl</text:span></text:span><text:span text:style-name="Strong_20_Emphasis"><text:span text:style-name="T5">os 9 <text:s/>10 sobre <text:s/>Ejecutar órdenes en los contenedores.</text:span></text:span></text:p>
        </text:list-item>
        <text:list-item>
          <text:p text:style-name="P4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</text:span></text:span><text:span text:style-name="Strong_20_Emphasis"><text:span text:style-name="T4">l ejempl</text:span></text:span><text:span text:style-name="Strong_20_Emphasis"><text:span text:style-name="T5">o 11 sobre <text:s/>DOCKER PS</text:span></text:span></text:p>
        </text:list-item>
        <text:list-item>
          <text:p text:style-name="P4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</text:span></text:span><text:span text:style-name="Strong_20_Emphasis"><text:span text:style-name="T4">l ejempl</text:span></text:span><text:span text:style-name="Strong_20_Emphasis"><text:span text:style-name="T5">o 12 y 13 sobre <text:s/>DOCKER INSPECT<text:tab/></text:span></text:span></text:p>
        </text:list-item>
        <text:list-item>
          <text:p text:style-name="P4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</text:span></text:span><text:span text:style-name="Strong_20_Emphasis"><text:span text:style-name="T4">l ejempl</text:span></text:span><text:span text:style-name="Strong_20_Emphasis"><text:span text:style-name="T5">o 15 sobre <text:s/>DOCKER LOGS</text:span></text:span></text:p>
        </text:list-item>
        <text:list-item>
          <text:p text:style-name="P4"><text:span text:style-name="Strong_20_Emphasis"><text:span text:style-name="T5">R</text:span></text:span><text:span text:style-name="Strong_20_Emphasis"><text:span text:style-name="T4">ealiza en tu ordenador </text:span></text:span><text:span text:style-name="Strong_20_Emphasis"><text:span text:style-name="T5">e</text:span></text:span><text:span text:style-name="Strong_20_Emphasis"><text:span text:style-name="T4">l ejempl</text:span></text:span><text:span text:style-name="Strong_20_Emphasis"><text:span text:style-name="T5">o 16 sobre <text:s text:c="2"/>Gestión de contenedore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" text:anchor-type="char" svg:x="-0.302cm" svg:y="-0.926cm" svg:width="7.121cm" svg:height="1.644cm" draw:z-index="1"><draw:image xlink:href="Pictures/10000000000002770000009204B7738E.png" xlink:type="simple" xlink:show="embed" xlink:actuate="onLoad" draw:mime-type="image/png"/></draw:frame><draw:frame draw:style-name="Mfr2" draw:name="Imagen1" text:anchor-type="char" svg:x="15.219cm" svg:y="-1.441cm" svg:width="2.683cm" svg:height="2.3cm" draw:z-index="0"><draw:image xlink:href="Pictures/100000000000007700000066DACDFFF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16T16:10:52.187527500</dc:date>
    <meta:editing-duration>PT1H23M52S</meta:editing-duration>
    <meta:editing-cycles>16</meta:editing-cycles>
    <meta:generator>LibreOffice/25.8.3.2$Windows_X86_64 LibreOffice_project/8ca8d55c161d602844f5428fa4b58097424e324e</meta:generator>
    <meta:document-statistic meta:table-count="1" meta:image-count="2" meta:object-count="0" meta:page-count="1" meta:paragraph-count="19" meta:word-count="143" meta:character-count="810" meta:non-whitespace-character-count="685"/>
  </office:meta>
</office:document-meta>
</file>